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d38ca" officeooo:paragraph-rsid="001d38ca" style:font-size-asian="12pt" style:font-name-complex="Times New Roman" style:font-size-complex="12pt"/>
    </style:style>
    <style:style style:name="P2" style:family="paragraph" style:parent-style-name="Standard">
      <style:text-properties style:font-name="Times New Roman" fo:font-size="12pt" officeooo:rsid="001e3730" officeooo:paragraph-rsid="001e3730" style:font-size-asian="12pt" style:font-name-complex="Times New Roman" style:font-size-complex="12pt"/>
    </style:style>
    <style:style style:name="P3" style:family="paragraph" style:parent-style-name="Standard">
      <style:text-properties style:font-name="Times New Roman" fo:font-size="12pt" officeooo:rsid="001e3730" officeooo:paragraph-rsid="002374f4" style:font-size-asian="12pt" style:font-name-complex="Times New Roman" style:font-size-complex="12pt"/>
    </style:style>
    <style:style style:name="P4" style:family="paragraph" style:parent-style-name="Standard">
      <style:text-properties style:font-name="Times New Roman" fo:font-size="12pt" officeooo:rsid="001d38ca" officeooo:paragraph-rsid="002374f4" style:font-size-asian="12pt" style:font-name-complex="Times New Roman" style:font-size-complex="12pt"/>
    </style:style>
    <style:style style:name="P5" style:family="paragraph" style:parent-style-name="Standard" style:master-page-name="Standard">
      <style:paragraph-properties style:page-number="auto"/>
      <style:text-properties style:font-name="Times New Roman" fo:font-size="12pt" officeooo:rsid="001d38ca" officeooo:paragraph-rsid="002374f4" style:font-size-asian="12pt" style:font-name-complex="Times New Roman" style:font-size-complex="12pt"/>
    </style:style>
    <style:style style:name="T1" style:family="text">
      <style:text-properties officeooo:rsid="001ffbef"/>
    </style:style>
    <style:style style:name="T2" style:family="text">
      <style:text-properties officeooo:rsid="0020346f"/>
    </style:style>
    <style:style style:name="T3" style:family="text">
      <style:text-properties officeooo:rsid="002071f8"/>
    </style:style>
    <style:style style:name="T4" style:family="text">
      <style:text-properties officeooo:rsid="0021c36c"/>
    </style:style>
    <style:style style:name="T5" style:family="text">
      <style:text-properties officeooo:rsid="0022217e"/>
    </style:style>
    <style:style style:name="T6" style:family="text">
      <style:text-properties officeooo:rsid="001d38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 created this si<text:span text:style-name="T1">t</text:span>e to add to the voices who understand that climate science is not a hoax and all that goes with that. <text:s/>The purpose of this site is to give some background <text:span text:style-name="T4">on</text:span> the basics <text:span text:style-name="T1">of </text:span>climate science and why so many scientists back it. <text:s/>This is unusual. <text:s/>It is rare for a large group of people with a background in science to actually agree on something. <text:s/>This is a basic fact that most of the people who find fault with the basic science of climate often conveniently ignore. <text:s/></text:p>
      <text:p text:style-name="P4"/>
      <text:p text:style-name="P4">There is a long history of "skepticism" in science. <text:s/>Skepticism is an important feature about how science advances new ideas. <text:s/>Skepticism is about doubting the results that somebody may obtain. <text:s/><text:span text:style-name="T1">It brings about</text:span> a refinement of arguments, ideas and experiments that lead to better results in the long run. <text:s text:c="2"/>After a period of time the major objections get ironed out and we are left with a level of understanding that many can believe in. <text:s/>We understand th<text:span text:style-name="T4">e</text:span> basics of the science and its limitations. <text:s/>The thing about climate science is the basic fact that the science at its base is <text:span text:style-name="T5">nearly rwo</text:span> hundred years old. <text:s text:c="2"/>It's not as if Al Gore invented it in the 1990s. <text:s/></text:p>
      <text:p text:style-name="P4"/>
      <text:p text:style-name="P3">In these days "skepticism"<text:span text:style-name="T4">, when it comes to climate</text:span> has come to mean outright denial. <text:s/>This denial has many sources but the two main sources seem to be money and politics. <text:s/>The money side of it is in the form of the fossil fuel companies and their investors who stand to lose the most as the world transitions to non-fossil energy sources. <text:s/>The politics is largely in the form of people who will have less power during <text:span text:style-name="T3">and after </text:span>such a transition. <text:s/>They can get their followers to believe what they need even in the face of overwhelming evidence<text:span text:style-name="T1"> because of uncertainties</text:span>. <text:s/></text:p>
      <text:p text:style-name="P3"/>
      <text:p text:style-name="P3">The best way out of this is by education. <text:s/>Climate science can be very complex but at it's base are some simple ideas. <text:s/>Those who oppose the results of climate science rely on hiding behind the complexity. <text:s/>Part of this complexity is manifest in the uncertainties that result. <text:s/>For instance, we know that sea-level will rise but how much, where and when is not as clear so is a topic where the deniers can say that it's not really happening<text:span text:style-name="T4"> or that we are wrong about what is happening</text:span>. <text:s text:c="2"/><text:span text:style-name="T2">However, insurance actuaries understand the issue so that obtaining insurance on beach-front property is becoming increasingly difficult and expensive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30T08:11:09</meta:creation-date>
    <dc:date>2019-12-11T09:40:58.260285490</dc:date>
    <meta:print-date>2012-03-01T06:52:00</meta:print-date>
    <meta:editing-cycles>20</meta:editing-cycles>
    <meta:editing-duration>PT2H12M11S</meta:editing-duration>
    <meta:generator>LibreOffice/6.0.7.3$Linux_X86_64 LibreOffice_project/00m0$Build-3</meta:generator>
    <meta:document-statistic meta:table-count="0" meta:image-count="0" meta:object-count="0" meta:page-count="1" meta:paragraph-count="4" meta:word-count="417" meta:character-count="2363" meta:non-whitespace-character-count="1921"/>
  </office:meta>
</office:document-meta>
</file>